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use-window-font-color="true" style:font-name="Times New Roman" fo:font-size="12pt" fo:background-color="transparent" style:font-size-asian="12pt" style:font-size-complex="12pt"/>
    </style:style>
    <style:style style:name="P2" style:family="paragraph" style:parent-style-name="Text_20_body">
      <style:text-properties style:use-window-font-color="true" style:font-name="Times New Roman" fo:font-size="12pt" fo:font-weight="normal" fo:background-color="transparent" style:font-size-asian="12pt" style:font-size-complex="12pt"/>
    </style:style>
    <style:style style:name="P3" style:family="paragraph" style:parent-style-name="Text_20_body">
      <style:text-properties style:font-name="Times New Roman" fo:font-size="12pt" fo:background-color="transparent" style:font-size-asian="12pt" style:font-size-complex="12pt"/>
    </style:style>
    <style:style style:name="P4" style:family="paragraph" style:parent-style-name="Standard">
      <style:paragraph-properties style:line-height-at-least="0.503cm"/>
      <style:text-properties fo:color="#cccccc" style:font-name="Consolas" fo:font-size="10.5pt" fo:font-weight="normal" fo:background-color="transparent"/>
    </style:style>
    <style:style style:name="P5" style:family="paragraph" style:parent-style-name="Standard">
      <style:paragraph-properties style:line-height-at-least="0.503cm"/>
      <style:text-properties fo:color="#cccccc" style:font-name="Consolas" fo:font-size="10.5pt" fo:font-weight="normal" fo:background-color="#1f1f1f"/>
    </style:style>
    <style:style style:name="P6" style:family="paragraph" style:parent-style-name="Standard">
      <style:paragraph-properties style:line-height-at-least="0.503cm"/>
      <style:text-properties fo:color="#cccccc" fo:background-color="transparent"/>
    </style:style>
    <style:style style:name="P7" style:family="paragraph" style:parent-style-name="Standard">
      <style:paragraph-properties style:line-height-at-least="0.503cm"/>
      <style:text-properties fo:color="#cccccc" fo:background-color="#1f1f1f"/>
    </style:style>
    <style:style style:name="P8" style:family="paragraph" style:parent-style-name="Standard">
      <style:paragraph-properties style:line-height-at-least="0.503cm"/>
      <style:text-properties fo:color="#6a9955" style:font-name="Consolas" fo:font-size="10.5pt" fo:font-weight="normal" fo:background-color="transparent"/>
    </style:style>
    <style:style style:name="P9" style:family="paragraph" style:parent-style-name="Standard">
      <style:text-properties fo:background-color="transparent"/>
    </style:style>
    <style:style style:name="P10" style:family="paragraph" style:parent-style-name="Standard">
      <style:paragraph-properties style:line-height-at-least="0.503cm"/>
      <style:text-properties fo:background-color="transparent"/>
    </style:style>
    <style:style style:name="P11" style:family="paragraph" style:parent-style-name="Standard">
      <style:paragraph-properties fo:text-align="start" style:justify-single-word="false"/>
      <style:text-properties fo:background-color="transparent"/>
    </style:style>
    <style:style style:name="P12" style:family="paragraph" style:parent-style-name="Standard">
      <style:paragraph-properties style:line-height-at-least="0.503cm"/>
    </style:style>
    <style:style style:name="P13" style:family="paragraph" style:parent-style-name="Standard">
      <style:paragraph-properties style:line-height-at-least="0.503cm" fo:text-align="start" style:justify-single-word="false" fo:background-color="transparent">
        <style:background-image/>
      </style:paragraph-properties>
      <style:text-properties fo:color="#6a9955" style:font-name="Consolas" fo:font-size="10.5pt" fo:font-weight="normal" fo:background-color="transparent"/>
    </style:style>
    <style:style style:name="P14" style:family="paragraph" style:parent-style-name="Standard">
      <style:paragraph-properties style:line-height-at-least="0.503cm"/>
      <style:text-properties fo:background-color="transparent"/>
    </style:style>
    <style:style style:name="P15" style:family="paragraph" style:parent-style-name="Standard">
      <style:paragraph-properties style:line-height-at-least="0.503cm"/>
      <style:text-properties fo:color="#cccccc" style:font-name="Consolas" fo:font-size="10.5pt" fo:font-weight="normal" fo:background-color="transparent"/>
    </style:style>
    <style:style style:name="P16" style:family="paragraph" style:parent-style-name="Standard">
      <style:paragraph-properties style:line-height-at-least="0.503cm"/>
      <style:text-properties fo:color="#cccccc" fo:background-color="transparent"/>
    </style:style>
    <style:style style:name="P17" style:family="paragraph" style:parent-style-name="Standard">
      <style:paragraph-properties style:line-height-at-least="0.503cm"/>
      <style:text-properties fo:color="#6a9955" style:font-name="Consolas" fo:font-size="10.5pt" fo:font-weight="normal" fo:background-color="transparent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fo:font-weight="normal"/>
    </style:style>
    <style:style style:name="T4" style:family="text">
      <style:text-properties style:font-name="Consolas" fo:font-size="10.5pt" fo:font-weight="normal"/>
    </style:style>
    <style:style style:name="T5" style:family="text">
      <style:text-properties fo:color="#ce9178"/>
    </style:style>
    <style:style style:name="T6" style:family="text">
      <style:text-properties fo:color="#ce9178" style:font-name="Consolas" fo:font-size="10.5pt" fo:font-weight="normal"/>
    </style:style>
    <style:style style:name="T7" style:family="text">
      <style:text-properties fo:color="#b5cea8" style:font-name="Consolas" fo:font-size="10.5pt" fo:font-weight="normal"/>
    </style:style>
    <style:style style:name="T8" style:family="text">
      <style:text-properties fo:color="#6a9955" style:font-name="Consolas" fo:font-size="10.5pt" fo:font-weight="normal"/>
    </style:style>
    <style:style style:name="T9" style:family="text">
      <style:text-properties style:use-window-font-color="true" style:font-name="Times New Roman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e veux reprendre à zéro ma demande :</text:p>
      <text:p text:style-name="P3">Lorsque le flipper est allumé et est en mode attract.yaml :</text:p>
      <text:p text:style-name="P1">Appui 1 fois sur le switch s_start_button pour lancer une partie 1 joueur.</text:p>
      <text:p text:style-name="P1">Le mode hero_select.yaml s'active.</text:p>
      <text:p text:style-name="P1">Je choisi avec les switches <text:s/>s<text:span text:style-name="T3">_flipper_left et <text:s/>s_flipper_right le hero.</text:span></text:p>
      <text:p text:style-name="P2">Je valide le héro avec le bouton <text:s/>s_fire_button.</text:p>
      <text:p text:style-name="P2">La partie commence en se mettant sur base.yaml</text:p>
      <text:p text:style-name="P9"/>
      <text:p text:style-name="P9">Sur les codes actuel lorsque j'appui <text:span text:style-name="T9">1 fois sur le switch s_start_button je tombe sur base.yaml</text:span></text:p>
      <text:p text:style-name="P9"/>
      <text:p text:style-name="P9">Voici les codes à modifier pour répondre à ma demande : </text:p>
      <text:p text:style-name="P9"/>
      <text:p text:style-name="P9"/>
      <text:p text:style-name="P9">Config.yaml :</text:p>
      <text:p text:style-name="P8"><text:span text:style-name="T5">#config_version=6</text:span></text:p>
      <text:p text:style-name="P10"/>
      <text:p text:style-name="P8">## MPF Main Machine Config File</text:p>
      <text:p text:style-name="P8">#</text:p>
      <text:p text:style-name="P8"># This file defines your system-wide properties like switches,</text:p>
      <text:p text:style-name="P8"># drivers, ball devices, hardware platforms, and more. You can</text:p>
      <text:p text:style-name="P8"># include everything here, or create sub-config files to be</text:p>
      <text:p text:style-name="P8"># imported and merged with this one.</text:p>
      <text:p text:style-name="P10"/>
      <text:p text:style-name="P8">#hardware:</text:p>
      <text:p text:style-name="P8">#  platform: opp # carte cobrapin</text:p>
      <text:p text:style-name="P10"/>
      <text:p text:style-name="P4"><text:span text:style-name="T1">config</text:span>:</text:p>
      <text:p text:style-name="P6">  <text:span text:style-name="T4">- </text:span><text:span text:style-name="T6">config_ball_devices.yaml</text:span></text:p>
      <text:p text:style-name="P6">  <text:span text:style-name="T4">- </text:span><text:span text:style-name="T6">config_switches.yaml</text:span></text:p>
      <text:p text:style-name="P6">  <text:span text:style-name="T4">- </text:span><text:span text:style-name="T6">config_coils.yaml</text:span></text:p>
      <text:p text:style-name="P6">  <text:span text:style-name="T4">- </text:span><text:span text:style-name="T6">config_lights.yaml</text:span></text:p>
      <text:p text:style-name="P10"/>
      <text:p text:style-name="P4"><text:span text:style-name="T1">modes</text:span>:</text:p>
      <text:p text:style-name="P6">  <text:span text:style-name="T4">- </text:span><text:span text:style-name="T6">attract</text:span></text:p>
      <text:p text:style-name="P6">  <text:span text:style-name="T4">- </text:span><text:span text:style-name="T6">base</text:span></text:p>
      <text:p text:style-name="P6">  <text:span text:style-name="T4">- </text:span><text:span text:style-name="T6">hero_select</text:span></text:p>
      <text:p text:style-name="P8">#  - center_post</text:p>
      <text:p text:style-name="P8">#  - ball_save</text:p>
      <text:p text:style-name="P8">#  - skill_shot</text:p>
      <text:p text:style-name="P8">#  - vega_saucers # mission bumpers comme les jets sur AFM et RFM</text:p>
      <text:p text:style-name="P8">#  - multiballes_rampes</text:p>
      <text:p text:style-name="P10"/>
      <text:p text:style-name="P4"><text:span text:style-name="T1">playfields</text:span>:</text:p>
      <text:p text:style-name="P6">  <text:span text:style-name="T2">playfield</text:span><text:span text:style-name="T4">:</text:span></text:p>
      <text:p text:style-name="P6">    <text:span text:style-name="T2">default_source_device</text:span><text:span text:style-name="T4">: </text:span><text:span text:style-name="T6">bd_plunger</text:span></text:p>
      <text:p text:style-name="P6">    <text:span text:style-name="T2">tags</text:span><text:span text:style-name="T4">: </text:span><text:span text:style-name="T6">default</text:span></text:p>
      <text:p text:style-name="P10"/>
      <text:p text:style-name="P4"><text:span text:style-name="T1">flippers</text:span>:</text:p>
      <text:p text:style-name="P6"><text:soft-page-break/>  <text:span text:style-name="T2">left_flipper</text:span><text:span text:style-name="T4">:</text:span></text:p>
      <text:p text:style-name="P6">    <text:span text:style-name="T2">main_coil</text:span><text:span text:style-name="T4">: </text:span><text:span text:style-name="T6">c_flipper_left_main</text:span></text:p>
      <text:p text:style-name="P6">    <text:span text:style-name="T2">hold_coil</text:span><text:span text:style-name="T4">: </text:span><text:span text:style-name="T6">c_flipper_left_hold</text:span></text:p>
      <text:p text:style-name="P6">    <text:span text:style-name="T2">activation_switch</text:span><text:span text:style-name="T4">: </text:span><text:span text:style-name="T6">s_flipper_left</text:span></text:p>
      <text:p text:style-name="P6">  <text:span text:style-name="T2">right_flipper</text:span><text:span text:style-name="T4">:</text:span></text:p>
      <text:p text:style-name="P6">    <text:span text:style-name="T2">main_coil</text:span><text:span text:style-name="T4">: </text:span><text:span text:style-name="T6">c_flipper_right_main</text:span></text:p>
      <text:p text:style-name="P6">    <text:span text:style-name="T2">hold_coil</text:span><text:span text:style-name="T4">: </text:span><text:span text:style-name="T6">c_flipper_right_hold</text:span></text:p>
      <text:p text:style-name="P6">    <text:span text:style-name="T2">activation_switch</text:span><text:span text:style-name="T4">: </text:span><text:span text:style-name="T6">s_flipper_right</text:span></text:p>
      <text:p text:style-name="P10"/>
      <text:p text:style-name="P4"><text:span text:style-name="T1">displays</text:span>:</text:p>
      <text:p text:style-name="P6">  <text:span text:style-name="T2">width</text:span><text:span text:style-name="T4">: </text:span><text:span text:style-name="T7">1605</text:span></text:p>
      <text:p text:style-name="P6">  <text:span text:style-name="T2">height</text:span><text:span text:style-name="T4">: </text:span><text:span text:style-name="T7">490</text:span></text:p>
      <text:p text:style-name="P10"/>
      <text:p text:style-name="P4"><text:span text:style-name="T1">machine</text:span>:</text:p>
      <text:p text:style-name="P6">  <text:span text:style-name="T2">balls_installed</text:span><text:span text:style-name="T4">: </text:span><text:span text:style-name="T7">4</text:span></text:p>
      <text:p text:style-name="P10"/>
      <text:p text:style-name="P4"><text:span text:style-name="T1">game</text:span>:</text:p>
      <text:p text:style-name="P6">  <text:span text:style-name="T2">balls_per_game</text:span><text:span text:style-name="T4">: </text:span><text:span text:style-name="T7">3</text:span></text:p>
      <text:p text:style-name="P6">  <text:span text:style-name="T2">max_players</text:span><text:span text:style-name="T4">: </text:span><text:span text:style-name="T7">4</text:span></text:p>
      <text:p text:style-name="P6">  <text:span text:style-name="T2">add_player_switch_tag</text:span><text:span text:style-name="T4">: </text:span><text:span text:style-name="T6">add_player</text:span></text:p>
      <text:p text:style-name="P10"/>
      <text:p text:style-name="P4"><text:span text:style-name="T1">switches</text:span>:</text:p>
      <text:p text:style-name="P6">  <text:span text:style-name="T2">start_button</text:span><text:span text:style-name="T4">:</text:span></text:p>
      <text:p text:style-name="P6">    <text:span text:style-name="T2">number</text:span><text:span text:style-name="T4">: </text:span><text:span text:style-name="T6">s_start_button</text:span></text:p>
      <text:p text:style-name="P6">    <text:span text:style-name="T2">tags</text:span><text:span text:style-name="T4">: </text:span><text:span text:style-name="T6">add_player</text:span><text:span text:style-name="T4">  </text:span><text:span text:style-name="T8"># Associe le bouton Start à l'ajout de joueurs</text:span></text:p>
      <text:p text:style-name="P10"/>
      <text:p text:style-name="P4"><text:span text:style-name="T1">ball_devices</text:span>:</text:p>
      <text:p text:style-name="P6">  <text:span text:style-name="T2">bd_trough</text:span><text:span text:style-name="T4">: </text:span><text:span text:style-name="T8"># magasin de billes</text:span></text:p>
      <text:p text:style-name="P6">    <text:span text:style-name="T2">ball_switches</text:span><text:span text:style-name="T4">: </text:span><text:span text:style-name="T6">s_trough1, s_trough2, s_trough3, s_trough4</text:span></text:p>
      <text:p text:style-name="P6">    <text:span text:style-name="T2">eject_coil</text:span><text:span text:style-name="T4">: </text:span><text:span text:style-name="T6">c_trough_eject</text:span></text:p>
      <text:p text:style-name="P6">    <text:span text:style-name="T2">tags</text:span><text:span text:style-name="T4">: </text:span><text:span text:style-name="T6">trough, home, drain</text:span></text:p>
      <text:p text:style-name="P6">    <text:span text:style-name="T2">jam_switch</text:span><text:span text:style-name="T4">: </text:span><text:span text:style-name="T6">s_trough4</text:span></text:p>
      <text:p text:style-name="P6">    <text:span text:style-name="T2">eject_coil_jam_pulse</text:span><text:span text:style-name="T4">: </text:span><text:span text:style-name="T6">15ms</text:span></text:p>
      <text:p text:style-name="P6">    <text:span text:style-name="T2">debug</text:span><text:span text:style-name="T4">: </text:span><text:span text:style-name="T2">true</text:span></text:p>
      <text:p text:style-name="P6">    <text:span text:style-name="T2">eject_timeouts</text:span><text:span text:style-name="T4">: </text:span><text:span text:style-name="T6">2s</text:span></text:p>
      <text:p text:style-name="P6">  <text:span text:style-name="T2">bd_plunger</text:span><text:span text:style-name="T4">: </text:span><text:span text:style-name="T8"># lanceur</text:span></text:p>
      <text:p text:style-name="P6">    <text:span text:style-name="T2">ball_switches</text:span><text:span text:style-name="T4">: </text:span><text:span text:style-name="T6">s_plunger</text:span></text:p>
      <text:p text:style-name="P6">    <text:span text:style-name="T2">eject_coil</text:span><text:span text:style-name="T4">: </text:span><text:span text:style-name="T6">c_plunger_eject</text:span></text:p>
      <text:p text:style-name="P6">    <text:span text:style-name="T2">mechanical_eject</text:span><text:span text:style-name="T4">: </text:span><text:span text:style-name="T2">true</text:span></text:p>
      <text:p text:style-name="P6">    <text:span text:style-name="T2">eject_timeouts</text:span><text:span text:style-name="T4">: </text:span><text:span text:style-name="T6">5s</text:span></text:p>
      <text:p text:style-name="P6">  <text:span text:style-name="T2">bd_catapult</text:span><text:span text:style-name="T4">:</text:span></text:p>
      <text:p text:style-name="P6">    <text:span text:style-name="T2">ball_switches</text:span><text:span text:style-name="T4">: </text:span><text:span text:style-name="T6">s_catapult</text:span></text:p>
      <text:p text:style-name="P6">    <text:span text:style-name="T2">eject_coil</text:span><text:span text:style-name="T4">: </text:span><text:span text:style-name="T6">c_catapult</text:span></text:p>
      <text:p text:style-name="P10"/>
      <text:p text:style-name="P4"><text:span text:style-name="T1">spinners</text:span>:</text:p>
      <text:p text:style-name="P6">  <text:span text:style-name="T2">catapult_spinner</text:span><text:span text:style-name="T4">:</text:span></text:p>
      <text:p text:style-name="P6">    <text:span text:style-name="T2">switch</text:span><text:span text:style-name="T4">: </text:span><text:span text:style-name="T6">s_catapult_spinner</text:span><text:span text:style-name="T4"> </text:span><text:span text:style-name="T8"># spinner sortie couloir de gauche</text:span></text:p>
      <text:p text:style-name="P6">    <text:span text:style-name="T2">idle_ms</text:span><text:span text:style-name="T4">: </text:span><text:span text:style-name="T7">1000</text:span></text:p>
      <text:p text:style-name="P6">    <text:span text:style-name="T2">max_events_per_second</text:span><text:span text:style-name="T4">: </text:span><text:span text:style-name="T7">2</text:span></text:p>
      <text:p text:style-name="P10"/>
      <text:p text:style-name="P4"><text:span text:style-name="T1">virtual_platform_start_active_switches</text:span>:</text:p>
      <text:p text:style-name="P6"><text:soft-page-break/>  <text:span text:style-name="T4">- </text:span><text:span text:style-name="T6">s_trough1</text:span></text:p>
      <text:p text:style-name="P6">  <text:span text:style-name="T4">- </text:span><text:span text:style-name="T6">s_trough2</text:span></text:p>
      <text:p text:style-name="P6">  <text:span text:style-name="T4">- </text:span><text:span text:style-name="T6">s_trough3</text:span></text:p>
      <text:p text:style-name="P6">  <text:span text:style-name="T4">- </text:span><text:span text:style-name="T6">s_trough4</text:span></text:p>
      <text:p text:style-name="P10"/>
      <text:p text:style-name="P4"><text:span text:style-name="T1">event_player</text:span>:</text:p>
      <text:p text:style-name="P6">  <text:span text:style-name="T2">game_start</text:span><text:span text:style-name="T4">: </text:span><text:span text:style-name="T6">start_hero_select_mode</text:span></text:p>
      <text:p text:style-name="P6"><text:span text:style-name="T6"/></text:p>
      <text:p text:style-name="P9"/>
      <text:p text:style-name="P9">config_switches.yaml :</text:p>
      <text:p text:style-name="P8">#config_version=6</text:p>
      <text:p text:style-name="P10"/>
      <text:p text:style-name="P4"><text:span text:style-name="T1">switches</text:span>:</text:p>
      <text:p text:style-name="P6">  <text:span text:style-name="T8"># bouton façade flipper</text:span></text:p>
      <text:p text:style-name="P6">  <text:span text:style-name="T2">s_flipper_left</text:span><text:span text:style-name="T4">: </text:span><text:span text:style-name="T8"># flipper gauche</text:span></text:p>
      <text:p text:style-name="P6">    <text:span text:style-name="T2">number</text:span><text:span text:style-name="T4">: </text:span><text:span text:style-name="T6">1-0-32</text:span></text:p>
      <text:p text:style-name="P6">    <text:span text:style-name="T2">tags</text:span><text:span text:style-name="T4">: </text:span><text:span text:style-name="T6">left_flipper</text:span></text:p>
      <text:p text:style-name="P6">  <text:span text:style-name="T2">s_flipper_right</text:span><text:span text:style-name="T4">: </text:span><text:span text:style-name="T8"># flipper droit</text:span></text:p>
      <text:p text:style-name="P6">    <text:span text:style-name="T2">number</text:span><text:span text:style-name="T4">: </text:span><text:span text:style-name="T6">1-0-33</text:span></text:p>
      <text:p text:style-name="P6">    <text:span text:style-name="T2">tags</text:span><text:span text:style-name="T4">: </text:span><text:span text:style-name="T6">right_flipper</text:span></text:p>
      <text:p text:style-name="P6">  <text:span text:style-name="T2">s_plunger</text:span><text:span text:style-name="T4">:  </text:span><text:span text:style-name="T8"># lanceur</text:span></text:p>
      <text:p text:style-name="P6">    <text:span text:style-name="T2">number</text:span><text:span text:style-name="T4">: </text:span><text:span text:style-name="T6">1-0-34</text:span></text:p>
      <text:p text:style-name="P6">    <text:span text:style-name="T2">tags</text:span><text:span text:style-name="T4">: </text:span><text:span text:style-name="T6">plunger</text:span></text:p>
      <text:p text:style-name="P6">  <text:span text:style-name="T2">s_start_button</text:span><text:span text:style-name="T4">: </text:span><text:span text:style-name="T8"># démarrer</text:span></text:p>
      <text:p text:style-name="P6">    <text:span text:style-name="T2">number</text:span><text:span text:style-name="T4">: </text:span><text:span text:style-name="T6">1-0-35</text:span></text:p>
      <text:p text:style-name="P6">    <text:span text:style-name="T2">tags</text:span><text:span text:style-name="T4">: </text:span><text:span text:style-name="T6">start, add_player</text:span></text:p>
      <text:p text:style-name="P6">  <text:span text:style-name="T8"># magasin de billes</text:span></text:p>
      <text:p text:style-name="P6">  <text:span text:style-name="T2">s_trough1</text:span><text:span text:style-name="T4">: </text:span><text:span text:style-name="T8"># présence bille 1</text:span></text:p>
      <text:p text:style-name="P6">    <text:span text:style-name="T2">number</text:span><text:span text:style-name="T4">: </text:span><text:span text:style-name="T6">1-0-36</text:span></text:p>
      <text:p text:style-name="P6">  <text:span text:style-name="T2">s_trough2</text:span><text:span text:style-name="T4">: </text:span><text:span text:style-name="T8"># mprésence bille 2</text:span></text:p>
      <text:p text:style-name="P6">    <text:span text:style-name="T2">number</text:span><text:span text:style-name="T4">: </text:span><text:span text:style-name="T6">1-0-37</text:span></text:p>
      <text:p text:style-name="P6">  <text:span text:style-name="T2">s_trough3</text:span><text:span text:style-name="T4">: </text:span><text:span text:style-name="T8"># mprésence bille 3</text:span></text:p>
      <text:p text:style-name="P6">    <text:span text:style-name="T2">number</text:span><text:span text:style-name="T4">: </text:span><text:span text:style-name="T6">1-0-38</text:span></text:p>
      <text:p text:style-name="P6">  <text:span text:style-name="T2">s_trough4</text:span><text:span text:style-name="T4">: </text:span><text:span text:style-name="T8"># présence bille 4</text:span></text:p>
      <text:p text:style-name="P6">    <text:span text:style-name="T2">number</text:span><text:span text:style-name="T4">: </text:span><text:span text:style-name="T6">1-0-39</text:span></text:p>
      <text:p text:style-name="P6">  <text:span text:style-name="T2">s_plunger_lane</text:span><text:span text:style-name="T4">: </text:span><text:span text:style-name="T8"># présence bille couloir lanceur</text:span></text:p>
      <text:p text:style-name="P6">    <text:span text:style-name="T2">number</text:span><text:span text:style-name="T4">: </text:span><text:span text:style-name="T6">1-0-40</text:span></text:p>
      <text:p text:style-name="P6">    <text:span text:style-name="T2">tags</text:span><text:span text:style-name="T4">: </text:span><text:span text:style-name="T6">playfiels_active</text:span></text:p>
      <text:p text:style-name="P8"># slingshot</text:p>
      <text:p text:style-name="P6">  <text:span text:style-name="T2">s_left_slingshot</text:span><text:span text:style-name="T4">: </text:span><text:span text:style-name="T8"># slingshot gauche</text:span></text:p>
      <text:p text:style-name="P6">    <text:span text:style-name="T2">number</text:span><text:span text:style-name="T4">: </text:span><text:span text:style-name="T6">1-0-41</text:span></text:p>
      <text:p text:style-name="P6">  <text:span text:style-name="T2">s_right_slingshot</text:span><text:span text:style-name="T4">: </text:span><text:span text:style-name="T8"># slingshot droit</text:span></text:p>
      <text:p text:style-name="P6">    <text:span text:style-name="T2">number</text:span><text:span text:style-name="T4">: </text:span><text:span text:style-name="T6">1-0-42</text:span></text:p>
      <text:p text:style-name="P8"># bumper</text:p>
      <text:p text:style-name="P6">  <text:span text:style-name="T2">s_left_bumper</text:span><text:span text:style-name="T4">: </text:span><text:span text:style-name="T8"># bumper gauche</text:span></text:p>
      <text:p text:style-name="P6">    <text:span text:style-name="T2">number</text:span><text:span text:style-name="T4">: </text:span><text:span text:style-name="T6">1-0-43</text:span></text:p>
      <text:p text:style-name="P6">  <text:span text:style-name="T2">s_down_bumper</text:span><text:span text:style-name="T4">: </text:span><text:span text:style-name="T8"># bumper bas</text:span></text:p>
      <text:p text:style-name="P6">    <text:span text:style-name="T2">number</text:span><text:span text:style-name="T4">: </text:span><text:span text:style-name="T6">1-0-44</text:span></text:p>
      <text:p text:style-name="P6">  <text:span text:style-name="T2">s_high_bumper</text:span><text:span text:style-name="T4">: </text:span><text:span text:style-name="T8"># bumper haut</text:span></text:p>
      <text:p text:style-name="P6">    <text:span text:style-name="T2">number</text:span><text:span text:style-name="T4">: </text:span><text:span text:style-name="T6">1-0-45</text:span></text:p>
      <text:p text:style-name="P6">  <text:span text:style-name="T2">s_catapult</text:span><text:span text:style-name="T4">: </text:span><text:span text:style-name="T8"># éjection voie de gauche</text:span></text:p>
      <text:p text:style-name="P6"><text:soft-page-break/>    <text:span text:style-name="T2">number</text:span><text:span text:style-name="T4">: </text:span><text:span text:style-name="T6">1-0-46</text:span></text:p>
      <text:p text:style-name="P6">  <text:span text:style-name="T2">s_left_outlane</text:span><text:span text:style-name="T4">: </text:span><text:span text:style-name="T8"># sortie bas gauche</text:span></text:p>
      <text:p text:style-name="P6">    <text:span text:style-name="T2">number</text:span><text:span text:style-name="T4">: </text:span><text:span text:style-name="T6">1-0-47</text:span></text:p>
      <text:p text:style-name="P6">  <text:span text:style-name="T2">s_left_inlane</text:span><text:span text:style-name="T4">: </text:span><text:span text:style-name="T8"># vers flipper gauche</text:span></text:p>
      <text:p text:style-name="P6">    <text:span text:style-name="T2">number</text:span><text:span text:style-name="T4">: </text:span><text:span text:style-name="T6">1-0-48</text:span></text:p>
      <text:p text:style-name="P6">  <text:span text:style-name="T2">s_right_outlane</text:span><text:span text:style-name="T4">: </text:span><text:span text:style-name="T8"># sortie bas gauche</text:span></text:p>
      <text:p text:style-name="P6">    <text:span text:style-name="T2">number</text:span><text:span text:style-name="T4">: </text:span><text:span text:style-name="T6">1-0-49</text:span></text:p>
      <text:p text:style-name="P6">  <text:span text:style-name="T2">s_right_inlane</text:span><text:span text:style-name="T4">: </text:span><text:span text:style-name="T8"># vers flipper gauche</text:span></text:p>
      <text:p text:style-name="P6">    <text:span text:style-name="T2">number</text:span><text:span text:style-name="T4">: </text:span><text:span text:style-name="T6">1-0-50</text:span></text:p>
      <text:p text:style-name="P8"># rampes</text:p>
      <text:p text:style-name="P6">  <text:span text:style-name="T2">s_right_ramp1</text:span><text:span text:style-name="T4">: </text:span><text:span text:style-name="T8"># rampe bas droite</text:span></text:p>
      <text:p text:style-name="P6">    <text:span text:style-name="T2">number</text:span><text:span text:style-name="T4">: </text:span><text:span text:style-name="T6">1-0-51</text:span></text:p>
      <text:p text:style-name="P6">    <text:span text:style-name="T2">type</text:span><text:span text:style-name="T4">: </text:span><text:span text:style-name="T6">NC</text:span></text:p>
      <text:p text:style-name="P6">  <text:span text:style-name="T2">s_right_ramp2</text:span><text:span text:style-name="T4">: </text:span><text:span text:style-name="T8"># rampe haut droite</text:span></text:p>
      <text:p text:style-name="P6">    <text:span text:style-name="T2">number</text:span><text:span text:style-name="T4">: </text:span><text:span text:style-name="T6">1-0-52</text:span></text:p>
      <text:p text:style-name="P6">    <text:span text:style-name="T2">type</text:span><text:span text:style-name="T4">: </text:span><text:span text:style-name="T6">NC</text:span></text:p>
      <text:p text:style-name="P6">  <text:span text:style-name="T2">s_left_ramp1</text:span><text:span text:style-name="T4">: </text:span><text:span text:style-name="T8"># rampe haut gauche</text:span></text:p>
      <text:p text:style-name="P6">    <text:span text:style-name="T2">number</text:span><text:span text:style-name="T4">: </text:span><text:span text:style-name="T6">1-0-53</text:span></text:p>
      <text:p text:style-name="P6">    <text:span text:style-name="T2">type</text:span><text:span text:style-name="T4">: </text:span><text:span text:style-name="T6">NC</text:span></text:p>
      <text:p text:style-name="P6">  <text:span text:style-name="T2">s_left_ramp2</text:span><text:span text:style-name="T4">: </text:span><text:span text:style-name="T8"># rampe haut gauche</text:span></text:p>
      <text:p text:style-name="P6">    <text:span text:style-name="T2">number</text:span><text:span text:style-name="T4">: </text:span><text:span text:style-name="T6">1-0-54</text:span></text:p>
      <text:p text:style-name="P6">    <text:span text:style-name="T2">type</text:span><text:span text:style-name="T4">: </text:span><text:span text:style-name="T6">NC</text:span></text:p>
      <text:p text:style-name="P6">  <text:span text:style-name="T2">s_central_ramp_target</text:span><text:span text:style-name="T4">: </text:span><text:span text:style-name="T8"># cible rampe centrale</text:span></text:p>
      <text:p text:style-name="P6">    <text:span text:style-name="T2">number</text:span><text:span text:style-name="T4">: </text:span><text:span text:style-name="T6">1-0-55</text:span></text:p>
      <text:p text:style-name="P6">  <text:span text:style-name="T2">s_left_highline</text:span><text:span text:style-name="T4">: </text:span><text:span text:style-name="T8"># passage haut gauche</text:span></text:p>
      <text:p text:style-name="P6">    <text:span text:style-name="T2">number</text:span><text:span text:style-name="T4">: </text:span><text:span text:style-name="T6">1-0-56</text:span></text:p>
      <text:p text:style-name="P6">  <text:span text:style-name="T2">s_right_highline</text:span><text:span text:style-name="T4">: </text:span><text:span text:style-name="T8"># passage haut droit</text:span></text:p>
      <text:p text:style-name="P6">    <text:span text:style-name="T2">number</text:span><text:span text:style-name="T4">: </text:span><text:span text:style-name="T6">1-0-57</text:span></text:p>
      <text:p text:style-name="P6">  <text:span text:style-name="T2">s_left_door</text:span><text:span text:style-name="T4">: </text:span><text:span text:style-name="T8"># portillon haut gauche</text:span></text:p>
      <text:p text:style-name="P6">    <text:span text:style-name="T2">number</text:span><text:span text:style-name="T4">: </text:span><text:span text:style-name="T6">1-0-58</text:span></text:p>
      <text:p text:style-name="P6">  <text:span text:style-name="T2">s_right_door</text:span><text:span text:style-name="T4">: </text:span><text:span text:style-name="T8"># portillon haut droit</text:span></text:p>
      <text:p text:style-name="P6">    <text:span text:style-name="T2">number</text:span><text:span text:style-name="T4">: </text:span><text:span text:style-name="T6">1-0-59</text:span></text:p>
      <text:p text:style-name="P6">  <text:span text:style-name="T2">s_catapult_spinner</text:span><text:span text:style-name="T4">: </text:span><text:span text:style-name="T8"># spinner voie gauche</text:span></text:p>
      <text:p text:style-name="P6">    <text:span text:style-name="T2">number</text:span><text:span text:style-name="T4">: </text:span><text:span text:style-name="T6">1-0-60</text:span></text:p>
      <text:p text:style-name="P6">  <text:span text:style-name="T2">s_hidden_target</text:span><text:span text:style-name="T4">: </text:span><text:span text:style-name="T8"># cible cachée à droite sous rampe spirale</text:span></text:p>
      <text:p text:style-name="P6">    <text:span text:style-name="T2">number</text:span><text:span text:style-name="T4">: </text:span><text:span text:style-name="T6">1-0-61</text:span></text:p>
      <text:p text:style-name="P6">  <text:span text:style-name="T2">s_left_target1</text:span><text:span text:style-name="T4">: </text:span><text:span text:style-name="T8"># cible bas gauche haut</text:span></text:p>
      <text:p text:style-name="P6">    <text:span text:style-name="T2">number</text:span><text:span text:style-name="T4">: </text:span><text:span text:style-name="T6">1-0-62</text:span></text:p>
      <text:p text:style-name="P6">  <text:span text:style-name="T2">s_left_target2</text:span><text:span text:style-name="T4">: </text:span><text:span text:style-name="T8"># cible bas gauche bas</text:span></text:p>
      <text:p text:style-name="P6">    <text:span text:style-name="T2">number</text:span><text:span text:style-name="T4">: </text:span><text:span text:style-name="T6">1-0-63</text:span></text:p>
      <text:p text:style-name="P6">  <text:span text:style-name="T2">s_right_target1</text:span><text:span text:style-name="T4">: </text:span><text:span text:style-name="T8"># cible bas droite haut</text:span></text:p>
      <text:p text:style-name="P6">    <text:span text:style-name="T2">number</text:span><text:span text:style-name="T4">: </text:span><text:span text:style-name="T6">1-0-64</text:span></text:p>
      <text:p text:style-name="P6">  <text:span text:style-name="T2">s_right_target2</text:span><text:span text:style-name="T4">: </text:span><text:span text:style-name="T8"># cible bas droite bas</text:span></text:p>
      <text:p text:style-name="P6">    <text:span text:style-name="T2">number</text:span><text:span text:style-name="T4">: </text:span><text:span text:style-name="T6">1-0-65</text:span></text:p>
      <text:p text:style-name="P6">  <text:span text:style-name="T2">s_left_high_target</text:span><text:span text:style-name="T4">: </text:span><text:span text:style-name="T8"># cible haut gauche</text:span></text:p>
      <text:p text:style-name="P6">    <text:span text:style-name="T2">number</text:span><text:span text:style-name="T4">: </text:span><text:span text:style-name="T6">1-0-66</text:span></text:p>
      <text:p text:style-name="P6">  <text:span text:style-name="T2">s_right_high_target</text:span><text:span text:style-name="T4">: </text:span><text:span text:style-name="T8"># cible haut droit</text:span></text:p>
      <text:p text:style-name="P6">    <text:span text:style-name="T2">number</text:span><text:span text:style-name="T4">: </text:span><text:span text:style-name="T6">1-0-67</text:span></text:p>
      <text:p text:style-name="P6">  <text:span text:style-name="T2">s_middle_target1</text:span><text:span text:style-name="T4">: </text:span><text:span text:style-name="T8"># petite cible milieu gauche</text:span></text:p>
      <text:p text:style-name="P6">    <text:span text:style-name="T2">number</text:span><text:span text:style-name="T4">: </text:span><text:span text:style-name="T6">1-0-68</text:span></text:p>
      <text:p text:style-name="P6">  <text:span text:style-name="T2">s_middle_target2</text:span><text:span text:style-name="T4">: </text:span><text:span text:style-name="T8"># petite cible milieu droit</text:span></text:p>
      <text:p text:style-name="P6"><text:soft-page-break/>    <text:span text:style-name="T2">number</text:span><text:span text:style-name="T4">: </text:span><text:span text:style-name="T6">1-0-69</text:span></text:p>
      <text:p text:style-name="P6">  <text:span text:style-name="T2">s_central_target1</text:span><text:span text:style-name="T4">: </text:span><text:span text:style-name="T8"># cible centrale 1</text:span></text:p>
      <text:p text:style-name="P6">    <text:span text:style-name="T2">number</text:span><text:span text:style-name="T4">: </text:span><text:span text:style-name="T6">1-0-70</text:span></text:p>
      <text:p text:style-name="P6">  <text:span text:style-name="T2">s_central_target2</text:span><text:span text:style-name="T4">: </text:span><text:span text:style-name="T8"># cible centrale 2</text:span></text:p>
      <text:p text:style-name="P6">    <text:span text:style-name="T2">number</text:span><text:span text:style-name="T4">: </text:span><text:span text:style-name="T6">1-0-71</text:span></text:p>
      <text:p text:style-name="P6">  <text:span text:style-name="T2">s_central_target3</text:span><text:span text:style-name="T4">: </text:span><text:span text:style-name="T8"># cible centrale 3</text:span></text:p>
      <text:p text:style-name="P6">    <text:span text:style-name="T2">number</text:span><text:span text:style-name="T4">: </text:span><text:span text:style-name="T6">1-0-72</text:span></text:p>
      <text:p text:style-name="P6">  <text:span text:style-name="T2">s_central_target4</text:span><text:span text:style-name="T4">: </text:span><text:span text:style-name="T8"># cible centrale 4</text:span></text:p>
      <text:p text:style-name="P6">    <text:span text:style-name="T2">number</text:span><text:span text:style-name="T4">: </text:span><text:span text:style-name="T6">1-0-73</text:span></text:p>
      <text:p text:style-name="P6">  <text:span text:style-name="T2">s_falling_target</text:span><text:span text:style-name="T4">: </text:span><text:span text:style-name="T8"># cible tombante</text:span></text:p>
      <text:p text:style-name="P6">    <text:span text:style-name="T2">number</text:span><text:span text:style-name="T4">: </text:span><text:span text:style-name="T6">1-0-74</text:span></text:p>
      <text:p text:style-name="P6">  <text:span text:style-name="T2">s_cave</text:span><text:span text:style-name="T4">: </text:span><text:span text:style-name="T8"># présence bille cave</text:span></text:p>
      <text:p text:style-name="P6">    <text:span text:style-name="T2">number</text:span><text:span text:style-name="T4">: </text:span><text:span text:style-name="T6">1-0-75</text:span></text:p>
      <text:p text:style-name="P6">  <text:span text:style-name="T2">s_fire_button</text:span><text:span text:style-name="T4">:</text:span></text:p>
      <text:p text:style-name="P6">    <text:span text:style-name="T2">number</text:span><text:span text:style-name="T4">: </text:span><text:span text:style-name="T6">1-0-76</text:span></text:p>
      <text:p text:style-name="P9"/>
      <text:p text:style-name="P9"/>
      <text:p text:style-name="P9"/>
      <text:p text:style-name="P9"/>
      <text:p text:style-name="P9">Base.yaml :</text:p>
      <text:p text:style-name="P8">#config_version=6</text:p>
      <text:p text:style-name="P10"/>
      <text:p text:style-name="P8"># Base mode that starts at the beginning of each ball</text:p>
      <text:p text:style-name="P8"># and stops at the end of each ball.</text:p>
      <text:p text:style-name="P10"/>
      <text:p text:style-name="P4"><text:span text:style-name="T1">mode</text:span>:</text:p>
      <text:p text:style-name="P6">  <text:span text:style-name="T2">start_events</text:span><text:span text:style-name="T4">: </text:span><text:span text:style-name="T6">ball_starting</text:span></text:p>
      <text:p text:style-name="P6">  <text:span text:style-name="T2">stop_events</text:span><text:span text:style-name="T4">: </text:span><text:span text:style-name="T6">ball_will_end</text:span></text:p>
      <text:p text:style-name="P6">  <text:span text:style-name="T2">priority</text:span><text:span text:style-name="T4">: </text:span><text:span text:style-name="T7">100</text:span></text:p>
      <text:p text:style-name="P10"/>
      <text:p text:style-name="P4"><text:span text:style-name="T1">slide_player</text:span>:</text:p>
      <text:p text:style-name="P6">  <text:span text:style-name="T2">mode_base_started</text:span><text:span text:style-name="T4">: </text:span><text:span text:style-name="T6">base</text:span></text:p>
      <text:p text:style-name="P9"/>
      <text:p text:style-name="P9">attract.yaml :</text:p>
      <text:p text:style-name="P8">#config_version=6</text:p>
      <text:p text:style-name="P10"/>
      <text:p text:style-name="P8"># Attract mode that starts when the machine boots up, stops</text:p>
      <text:p text:style-name="P8"># whenever a game is started, and re-starts after the game ends.</text:p>
      <text:p text:style-name="P10"/>
      <text:p text:style-name="P4"><text:span text:style-name="T1">mode_settings</text:span>:</text:p>
      <text:p text:style-name="P6">  <text:span text:style-name="T2">selectable_items</text:span><text:span text:style-name="T4">:</text:span></text:p>
      <text:p text:style-name="P6">    <text:span text:style-name="T4">- </text:span><text:span text:style-name="T6">credits</text:span></text:p>
      <text:p text:style-name="P6">    <text:span text:style-name="T4">- </text:span><text:span text:style-name="T6">logogrendizer</text:span></text:p>
      <text:p text:style-name="P6">    <text:span text:style-name="T4">- </text:span><text:span text:style-name="T6">last_scores_1p{machine.player1_score and not machine.player2_score}</text:span></text:p>
      <text:p text:style-name="P6">    <text:span text:style-name="T4">- </text:span><text:span text:style-name="T6">last_scores_2p{machine.player2_score and not machine.player3_score}</text:span></text:p>
      <text:p text:style-name="P6">    <text:span text:style-name="T4">- </text:span><text:span text:style-name="T6">last_scores_3p{machine.player3_score and not machine.player4_score}</text:span></text:p>
      <text:p text:style-name="P6">    <text:span text:style-name="T4">- </text:span><text:span text:style-name="T6">last_scores_4p{machine.player4_score}</text:span></text:p>
      <text:p text:style-name="P6">    <text:span text:style-name="T4">- </text:span><text:span text:style-name="T6">mpf_logo</text:span></text:p>
      <text:p text:style-name="P6">    <text:span text:style-name="T4">- </text:span><text:span text:style-name="T6">logoantenne2</text:span></text:p>
      <text:p text:style-name="P6">  <text:span text:style-name="T2">next_item_events</text:span><text:span text:style-name="T4">: </text:span><text:span text:style-name="T6">s_flipper_right_active, timer_attract_carousel_timer_complete</text:span></text:p>
      <text:p text:style-name="P6">  <text:span text:style-name="T2">previous_item_events</text:span><text:span text:style-name="T4">: </text:span><text:span text:style-name="T6">s_flipper_left_active</text:span></text:p>
      <text:p text:style-name="P10"><text:soft-page-break/></text:p>
      <text:p text:style-name="P4"><text:span text:style-name="T1">slide_player</text:span>:</text:p>
      <text:p text:style-name="P6">  <text:span text:style-name="T2">mode_attract_started</text:span><text:span text:style-name="T4">: </text:span><text:span text:style-name="T6">attract</text:span></text:p>
      <text:p text:style-name="P10"/>
      <text:p text:style-name="P4"><text:span text:style-name="T1">timers</text:span>:</text:p>
      <text:p text:style-name="P6">  <text:span text:style-name="T2">attract_carousel_timer</text:span><text:span text:style-name="T4">:</text:span></text:p>
      <text:p text:style-name="P6">    <text:span text:style-name="T2">end_value</text:span><text:span text:style-name="T4">: </text:span><text:span text:style-name="T7">1</text:span></text:p>
      <text:p text:style-name="P6">    <text:span text:style-name="T2">tick_interval</text:span><text:span text:style-name="T4">: </text:span><text:span text:style-name="T6">1.5s</text:span></text:p>
      <text:p text:style-name="P6">    <text:span text:style-name="T2">start_running</text:span><text:span text:style-name="T4">: </text:span><text:span text:style-name="T2">true</text:span></text:p>
      <text:p text:style-name="P6">    <text:span text:style-name="T2">control_events</text:span><text:span text:style-name="T4">:</text:span></text:p>
      <text:p text:style-name="P6">      <text:span text:style-name="T4">- </text:span><text:span text:style-name="T2">event</text:span><text:span text:style-name="T4">: </text:span><text:span text:style-name="T6">item_highlighted</text:span></text:p>
      <text:p text:style-name="P6">        <text:span text:style-name="T2">action</text:span><text:span text:style-name="T4">: </text:span><text:span text:style-name="T6">restart</text:span></text:p>
      <text:p text:style-name="P6">      <text:span text:style-name="T4">- </text:span><text:span text:style-name="T2">event</text:span><text:span text:style-name="T4">: </text:span><text:span text:style-name="T6">flipper_cradle</text:span></text:p>
      <text:p text:style-name="P6">        <text:span text:style-name="T2">action</text:span><text:span text:style-name="T4">: </text:span><text:span text:style-name="T6">stop</text:span></text:p>
      <text:p text:style-name="P6">      <text:span text:style-name="T4">- </text:span><text:span text:style-name="T2">event</text:span><text:span text:style-name="T4">: </text:span><text:span text:style-name="T6">flipper_cradle_release</text:span></text:p>
      <text:p text:style-name="P6">        <text:span text:style-name="T2">action</text:span><text:span text:style-name="T4">: </text:span><text:span text:style-name="T6">restart</text:span></text:p>
      <text:p text:style-name="P10"/>
      <text:p text:style-name="P8">#sound_player:</text:p>
      <text:p text:style-name="P8">#  mode_attract_started:</text:p>
      <text:p text:style-name="P8">#    goldorak_generique:</text:p>
      <text:p text:style-name="P8">#      bus: music</text:p>
      <text:p text:style-name="P8"># Annulé car il y a déjà la musique sur la vidéo lancée par godot</text:p>
      <text:p text:style-name="P8"/>
      <text:p text:style-name="P10"/>
      <text:p text:style-name="P4"><text:span text:style-name="T1">timers</text:span>:</text:p>
      <text:p text:style-name="P6">  <text:span text:style-name="T2">attract_carousel_timer</text:span><text:span text:style-name="T4">:</text:span></text:p>
      <text:p text:style-name="P6">    <text:span text:style-name="T2">end_value</text:span><text:span text:style-name="T4">: </text:span><text:span text:style-name="T7">1</text:span></text:p>
      <text:p text:style-name="P6">    <text:span text:style-name="T2">tick_interval</text:span><text:span text:style-name="T4">: </text:span><text:span text:style-name="T6">1.5s</text:span></text:p>
      <text:p text:style-name="P6">    <text:span text:style-name="T2">start_running</text:span><text:span text:style-name="T4">: </text:span><text:span text:style-name="T2">true</text:span></text:p>
      <text:p text:style-name="P6">    <text:span text:style-name="T2">control_events</text:span><text:span text:style-name="T4">:</text:span></text:p>
      <text:p text:style-name="P6">      <text:span text:style-name="T4">- </text:span><text:span text:style-name="T2">event</text:span><text:span text:style-name="T4">: </text:span><text:span text:style-name="T6">item_highlighted</text:span></text:p>
      <text:p text:style-name="P6">        <text:span text:style-name="T2">action</text:span><text:span text:style-name="T4">: </text:span><text:span text:style-name="T6">restart</text:span></text:p>
      <text:p text:style-name="P6">      <text:span text:style-name="T4">- </text:span><text:span text:style-name="T2">event</text:span><text:span text:style-name="T4">: </text:span><text:span text:style-name="T6">flipper_cradle</text:span></text:p>
      <text:p text:style-name="P6">        <text:span text:style-name="T2">action</text:span><text:span text:style-name="T4">: </text:span><text:span text:style-name="T6">stop</text:span></text:p>
      <text:p text:style-name="P6">      <text:span text:style-name="T4">- </text:span><text:span text:style-name="T2">event</text:span><text:span text:style-name="T4">: </text:span><text:span text:style-name="T6">flipper_cradle_release</text:span></text:p>
      <text:p text:style-name="P6">        <text:span text:style-name="T2">action</text:span><text:span text:style-name="T4">: </text:span><text:span text:style-name="T6">restart</text:span></text:p>
      <text:p text:style-name="P4"/>
      <text:p text:style-name="P13"/>
      <text:p text:style-name="P10"/>
      <text:p text:style-name="P4"><text:span text:style-name="T1">timers</text:span>:</text:p>
      <text:p text:style-name="P6">  <text:span text:style-name="T2">attract_carousel_timer</text:span><text:span text:style-name="T4">:</text:span></text:p>
      <text:p text:style-name="P6">    <text:span text:style-name="T2">end_value</text:span><text:span text:style-name="T4">: </text:span><text:span text:style-name="T7">1</text:span></text:p>
      <text:p text:style-name="P6">    <text:span text:style-name="T2">tick_interval</text:span><text:span text:style-name="T4">: </text:span><text:span text:style-name="T6">1.5s</text:span></text:p>
      <text:p text:style-name="P6">    <text:span text:style-name="T2">start_running</text:span><text:span text:style-name="T4">: </text:span><text:span text:style-name="T2">true</text:span></text:p>
      <text:p text:style-name="P6">    <text:span text:style-name="T2">control_events</text:span><text:span text:style-name="T4">:</text:span></text:p>
      <text:p text:style-name="P6">      <text:span text:style-name="T4">- </text:span><text:span text:style-name="T2">event</text:span><text:span text:style-name="T4">: </text:span><text:span text:style-name="T6">item_highlighted</text:span></text:p>
      <text:p text:style-name="P6">        <text:span text:style-name="T2">action</text:span><text:span text:style-name="T4">: </text:span><text:span text:style-name="T6">restart</text:span></text:p>
      <text:p text:style-name="P6">      <text:span text:style-name="T4">- </text:span><text:span text:style-name="T2">event</text:span><text:span text:style-name="T4">: </text:span><text:span text:style-name="T6">flipper_cradle</text:span></text:p>
      <text:p text:style-name="P6">        <text:span text:style-name="T2">action</text:span><text:span text:style-name="T4">: </text:span><text:span text:style-name="T6">stop</text:span></text:p>
      <text:p text:style-name="P6">      <text:span text:style-name="T4">- </text:span><text:span text:style-name="T2">event</text:span><text:span text:style-name="T4">: </text:span><text:span text:style-name="T6">flipper_cradle_release</text:span></text:p>
      <text:p text:style-name="P6">        <text:span text:style-name="T2">action</text:span><text:span text:style-name="T4">: </text:span><text:span text:style-name="T6">restart</text:span></text:p>
      <text:p text:style-name="P4"><text:soft-page-break/></text:p>
      <text:p text:style-name="P11">hero_select.yaml :</text:p>
      <text:p text:style-name="P8">#config_version=6</text:p>
      <text:p text:style-name="P10"/>
      <text:p text:style-name="P4"><text:span text:style-name="T1">mode</text:span>:</text:p>
      <text:p text:style-name="P6">  <text:span text:style-name="T2">start_events</text:span><text:span text:style-name="T4">: </text:span><text:span text:style-name="T6">start_hero_select_mode, show_hero_select_mode</text:span></text:p>
      <text:p text:style-name="P6">  <text:span text:style-name="T2">stop_events</text:span><text:span text:style-name="T4">: </text:span><text:span text:style-name="T6">hero_select_item_selected</text:span></text:p>
      <text:p text:style-name="P6">  <text:span text:style-name="T2">game_mode</text:span><text:span text:style-name="T4">: </text:span><text:span text:style-name="T2">false</text:span></text:p>
      <text:p text:style-name="P6">  <text:span text:style-name="T2">code</text:span><text:span text:style-name="T4">: </text:span><text:span text:style-name="T6">mpf.modes.carousel.code.carousel.Carousel</text:span></text:p>
      <text:p text:style-name="P6">  <text:span text:style-name="T2">priority</text:span><text:span text:style-name="T4">: </text:span><text:span text:style-name="T7">120</text:span></text:p>
      <text:p text:style-name="P10"/>
      <text:p text:style-name="P4"><text:span text:style-name="T1">mode_settings</text:span>:</text:p>
      <text:p text:style-name="P6">  <text:span text:style-name="T2">selectable_items</text:span><text:span text:style-name="T4">:</text:span></text:p>
      <text:p text:style-name="P6">    <text:span text:style-name="T4">- </text:span><text:span text:style-name="T6">Actarus</text:span></text:p>
      <text:p text:style-name="P6">    <text:span text:style-name="T4">- </text:span><text:span text:style-name="T6">Venusia</text:span></text:p>
      <text:p text:style-name="P6">    <text:span text:style-name="T4">- </text:span><text:span text:style-name="T6">Alcor</text:span></text:p>
      <text:p text:style-name="P6">    <text:span text:style-name="T4">- </text:span><text:span text:style-name="T6">Phenicia</text:span></text:p>
      <text:p text:style-name="P6">  <text:span text:style-name="T2">select_item_events</text:span><text:span text:style-name="T4">: </text:span><text:span text:style-name="T6">s_fire_button_active</text:span></text:p>
      <text:p text:style-name="P6">  <text:span text:style-name="T2">next_item_events</text:span><text:span text:style-name="T4">: </text:span><text:span text:style-name="T6">s_flipper_right_active</text:span></text:p>
      <text:p text:style-name="P6">  <text:span text:style-name="T2">previous_item_events</text:span><text:span text:style-name="T4">: </text:span><text:span text:style-name="T6">s_flipper_left_active</text:span></text:p>
      <text:p text:style-name="P10"/>
      <text:p text:style-name="P4"><text:span text:style-name="T1">variable_player</text:span>:</text:p>
      <text:p text:style-name="P6">  <text:span text:style-name="T2">hero_select_Actarus_highlighted</text:span><text:span text:style-name="T4">:</text:span></text:p>
      <text:p text:style-name="P6">    <text:span text:style-name="T2">highlighted_hero</text:span><text:span text:style-name="T4">:</text:span></text:p>
      <text:p text:style-name="P6">      <text:span text:style-name="T2">string</text:span><text:span text:style-name="T4">: </text:span><text:span text:style-name="T6">"Actarus"</text:span></text:p>
      <text:p text:style-name="P6">      <text:span text:style-name="T2">action</text:span><text:span text:style-name="T4">: </text:span><text:span text:style-name="T6">set</text:span></text:p>
      <text:p text:style-name="P6">  <text:span text:style-name="T2">hero_select_Venusia_highlighted</text:span><text:span text:style-name="T4">:</text:span></text:p>
      <text:p text:style-name="P6">    <text:span text:style-name="T2">highlighted_hero</text:span><text:span text:style-name="T4">:</text:span></text:p>
      <text:p text:style-name="P6">      <text:span text:style-name="T2">string</text:span><text:span text:style-name="T4">: </text:span><text:span text:style-name="T6">"Venusia"</text:span></text:p>
      <text:p text:style-name="P6">      <text:span text:style-name="T2">action</text:span><text:span text:style-name="T4">: </text:span><text:span text:style-name="T6">set</text:span></text:p>
      <text:p text:style-name="P6">  <text:span text:style-name="T2">hero_select_Phenicia_highlighted</text:span><text:span text:style-name="T4">:</text:span></text:p>
      <text:p text:style-name="P6">    <text:span text:style-name="T2">highlighted_hero</text:span><text:span text:style-name="T4">:</text:span></text:p>
      <text:p text:style-name="P6">      <text:span text:style-name="T2">string</text:span><text:span text:style-name="T4">: </text:span><text:span text:style-name="T6">"Phenicia"</text:span></text:p>
      <text:p text:style-name="P6">      <text:span text:style-name="T2">action</text:span><text:span text:style-name="T4">: </text:span><text:span text:style-name="T6">set</text:span></text:p>
      <text:p text:style-name="P6">  <text:span text:style-name="T2">hero_select_Alcor_highlighted</text:span><text:span text:style-name="T4">:</text:span></text:p>
      <text:p text:style-name="P6">    <text:span text:style-name="T2">highlighted_hero</text:span><text:span text:style-name="T4">:</text:span></text:p>
      <text:p text:style-name="P6">      <text:span text:style-name="T2">string</text:span><text:span text:style-name="T4">: </text:span><text:span text:style-name="T6">"Alcor"</text:span></text:p>
      <text:p text:style-name="P6">      <text:span text:style-name="T2">action</text:span><text:span text:style-name="T4">: </text:span><text:span text:style-name="T6">set</text:span></text:p>
      <text:p text:style-name="P10"/>
      <text:p text:style-name="P4"><text:span text:style-name="T1">event_player</text:span>:</text:p>
      <text:p text:style-name="P6">  <text:span text:style-name="T2">s_fire_button_active</text:span><text:span text:style-name="T4">: </text:span><text:span text:style-name="T6">hero_selected</text:span></text:p>
      <text:p text:style-name="P6">  <text:span text:style-name="T2">hero_selected</text:span><text:span text:style-name="T4">: </text:span><text:span text:style-name="T6">base_start</text:span></text:p>
      <text:p text:style-name="P10"/>
      <text:p text:style-name="P4"><text:span text:style-name="T1">slide_player</text:span>:</text:p>
      <text:p text:style-name="P6">  <text:span text:style-name="T2">mode_hero_select_started</text:span><text:span text:style-name="T4">: </text:span><text:span text:style-name="T6">hero_select</text:span></text:p>
      <text:p text:style-name="P4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23T15:18:35.07</meta:creation-date>
    <dc:date>2025-02-25T08:40:19.63</dc:date>
    <meta:editing-duration>PT38M12S</meta:editing-duration>
    <meta:editing-cycles>10</meta:editing-cycles>
    <meta:generator>OpenOffice/4.1.7$Win32 OpenOffice.org_project/417m1$Build-9800</meta:generator>
    <meta:document-statistic meta:table-count="0" meta:image-count="0" meta:object-count="0" meta:page-count="7" meta:paragraph-count="303" meta:word-count="902" meta:character-count="8061"/>
  </office:meta>
</office:document-meta>
</file>